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nomarticulo</text:p>
          </table:table-cell>
          <table:table-cell office:value-type="string">
            <text:p>codarticulo</text:p>
          </table:table-cell>
          <table:table-cell office:value-type="string">
            <text:p>idfamilia</text:p>
          </table:table-cell>
          <table:table-cell office:value-type="string">
            <text:p>obserarticulo</text:p>
          </table:table-cell>
          <table:table-cell office:value-type="string">
            <text:p>abrevarticulo</text:p>
          </table:table-cell>
          <table:table-cell office:value-type="string">
            <text:p>idtipo_iva</text:p>
          </table:table-cell>
        </table:table-row>
        <table:table-row table:style-name="ro1">
          <table:table-cell office:value-type="string">
            <text:p>Pan</text:p>
          </table:table-cell>
          <table:table-cell office:value-type="string">
            <text:p>001</text:p>
          </table:table-cell>
          <table:table-cell office:value-type="float" office:value="1">
            <text:p>1</text:p>
          </table:table-cell>
          <table:table-cell office:value-type="string">
            <text:p>Sin oberv</text:p>
          </table:table-cell>
          <table:table-cell office:value-type="string">
            <text:p>No abrev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che</text:p>
          </table:table-cell>
          <table:table-cell office:value-type="string">
            <text:p>002</text:p>
          </table:table-cell>
          <table:table-cell office:value-type="float" office:value="1">
            <text:p>1</text:p>
          </table:table-cell>
          <table:table-cell office:value-type="string">
            <text:p>Sin oberv</text:p>
          </table:table-cell>
          <table:table-cell office:value-type="string">
            <text:p>No abrev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rienda</text:p>
          </table:table-cell>
          <table:table-cell office:value-type="string">
            <text:p>003</text:p>
          </table:table-cell>
          <table:table-cell office:value-type="float" office:value="1">
            <text:p>1</text:p>
          </table:table-cell>
          <table:table-cell office:value-type="string">
            <text:p>Sin oberv</text:p>
          </table:table-cell>
          <table:table-cell office:value-type="string">
            <text:p>No abrev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ruta</text:p>
          </table:table-cell>
          <table:table-cell office:value-type="string">
            <text:p>004</text:p>
          </table:table-cell>
          <table:table-cell office:value-type="float" office:value="1">
            <text:p>1</text:p>
          </table:table-cell>
          <table:table-cell office:value-type="string">
            <text:p>Sin oberv</text:p>
          </table:table-cell>
          <table:table-cell office:value-type="string">
            <text:p>No abrev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uevos</text:p>
          </table:table-cell>
          <table:table-cell office:value-type="string">
            <text:p>005</text:p>
          </table:table-cell>
          <table:table-cell office:value-type="float" office:value="1">
            <text:p>1</text:p>
          </table:table-cell>
          <table:table-cell office:value-type="string">
            <text:p>Sin oberv</text:p>
          </table:table-cell>
          <table:table-cell office:value-type="string">
            <text:p>No abrev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arina</text:p>
          </table:table-cell>
          <table:table-cell office:value-type="string">
            <text:p>006</text:p>
          </table:table-cell>
          <table:table-cell office:value-type="float" office:value="1">
            <text:p>1</text:p>
          </table:table-cell>
          <table:table-cell office:value-type="string">
            <text:p>Sin oberv</text:p>
          </table:table-cell>
          <table:table-cell office:value-type="string">
            <text:p>No abrev</text:p>
          </table:table-cell>
          <table:table-cell office:value-type="float" office:value="1">
            <text:p>1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5">25/02/2011</text:date>, <text:time>09:28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25T09:23:32</meta:creation-date>
    <dc:date>2011-02-25T09:28:15</dc:date>
    <meta:editing-duration>PT00H04M45S</meta:editing-duration>
    <meta:editing-cycles>1</meta:editing-cycles>
    <meta:document-statistic meta:table-count="3" meta:cell-count="42" meta:object-count="0"/>
    <meta:generator>OpenOffice.org/3.2$Linux OpenOffice.org_project/320m19$Build-9505</meta:generator>
  </office:meta>
</office:document-meta>
</file>